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4pt" style:text-underline-style="solid" style:text-underline-width="auto" style:text-underline-color="font-color" fo:font-weight="bold"/>
    </style:style>
    <style:style style:name="P2" style:family="paragraph" style:parent-style-name="Text_20_body">
      <style:text-properties style:text-line-through-style="none" style:text-underline-style="none" style:text-blinking="false"/>
    </style:style>
    <style:style style:name="P3" style:family="paragraph" style:parent-style-name="Text_20_body">
      <style:text-properties style:text-underline-style="solid" style:text-underline-width="auto" style:text-underline-color="font-color"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ce 1. </text:p>
      <text:p text:style-name="Text_20_body">Sur un lot de n=50 pièces fabriquées successivement, on a obtenu une moyenne m=55,95 mm, avec un écart-type s=0,20 mm.</text:p>
      <text:p text:style-name="Text_20_body">a. Calculer l'écart-type de la population.</text:p>
      <text:p text:style-name="Text_20_body">b. Calculer l'écart-type de la distribution d'échantillonnage des moyennes</text:p>
      <text:p text:style-name="Text_20_body">c. Donner un intervalle de confiance du réglage actuel de la machine avec un niveau de confiance de 95% (risque alpha=5%)</text:p>
      <text:p text:style-name="P1">Exercice 2</text:p>
      <text:p text:style-name="Text_20_body">Après avoir mesuré la durée de vie de n=100 pièces, on relevé que la proportion de p de pièces défaillantes avant 100 heures est de 0,04. Comme n est relativement grand, on peut ici négliger le facteur Racine[n/(n-1)] (proche de 1), et considérer que la proportion PI de pièces défaillantes de la population (production de grande série) est égale à p.</text:p>
      <text:p text:style-name="Text_20_body">a. Calculer l'écart-type de la population.</text:p>
      <text:p text:style-name="Text_20_body">b. Calculer l'écart-type de la distribution d'échantillonnage.</text:p>
      <text:p text:style-name="Text_20_body">c. Calculer la proportion maximum de défaillances que l'on peut atteindre avec un niveau de confiance de 5%.</text:p>
      <text:p text:style-name="Text_20_body">d. En se placant du côté du fournisseur, est-il envisageable de fixer une garantie à 1000 heures ?</text:p>
      <text:p text:style-name="Text_20_body">e. En se placant du côté du client, sachant que le prix de la pièce est faible, est-il envisageable de fixer une période d'échange systématique à t=1000 heures ?</text:p>
      <text:p text:style-name="Text_20_body"> </text:p>
      <text:p text:style-name="P1">Exercice 3 et 4</text:p>
      <text:p text:style-name="Text_20_body">On estime qu'une machine doit produire des pièces de moyenne 100 mm avec un écart-type de 1 mm.</text:p>
      <text:p text:style-name="Text_20_body">a. Si l'intervalle de tolérance est fixé à +/-4 mm, calculer le taux de déchet « nominal » de la machine.</text:p>
      <text:p text:style-name="Text_20_body">b. En admettant que le réglage de la machine peut fluctuer librement entre 98 mm et 102 mm, calculer alors le taux de déchet « acceptable »dans le cas le plus défavorable. </text:p>
      <text:p text:style-name="P2"> </text:p>
      <text:p text:style-name="P3">Exercice 3a. Etude Production </text:p>
      <text:p text:style-name="Text_20_body">Pour vérifier le réglage de la machine, on effectue un test périodique de 6 pièces.</text:p>
      <text:p text:style-name="Text_20_body">On pose comme hypothèse H0 un réglage à 100 mm, et H1 un réglage à 102 mm.</text:p>
      <text:p text:style-name="Text_20_body"><text:soft-page-break/>c. Quel est la région d'acceptation de H0 sachant que H1 est l'hypothèse alternative avec un seuil de 5% de refuser H0 quand H0 est vraie. Expliquer concrètement la signification de ce seuil.</text:p>
      <text:p text:style-name="Text_20_body">d. Quel est le risque d'accepter H0 qaund H1. Expliquer concrètement la signification de ce risque ? Est-il acceptable ici ?</text:p>
      <text:p text:style-name="Text_20_body">e. Conclure sur la taille n des prélèvements par rapport au taux de déchet que l'on a défini comme acceptable.</text:p>
      <text:p text:style-name="P2"> </text:p>
      <text:p text:style-name="P3">Exercice 3b. Etude de réception (les données sont les mêmes que l'exercice 3, mais les questions sont indépendantes).</text:p>
      <text:p text:style-name="Text_20_body"> </text:p>
      <text:p text:style-name="Text_20_body">Vous etes maintenant le client de la pièce fabriqué ci-dessus, et vous souhaitez vérifier par un test de réception que l'on ne dépasse pas le taux de déchet acceptable annonçé par le fabriquant. Ce taux de déchet pour cette partie sera fixé à 6% (pour maintenir l'indépendance des deux parties).</text:p>
      <text:p text:style-name="Text_20_body"> </text:p>
      <text:p text:style-name="Text_20_body">f. Vous décidez de prélever 100 pièces. Combien de pièces défectueuses pouvez vous tolérer ( ou encore à partir de combien de pièces pouvez vous être sûr de remettre en cause le taux de 6% annonçé par le fournisseur) avec un niveau de confiance de 1%.</text:p>
      <text:p text:style-name="Text_20_body"> </text:p>
      <text:p text:style-name="Text_20_body">g. Quand vous acceptez la livraison, quel est le risque d'accepter une production de dans laquelle le taux de déchet serait en réalité de 10%</text:p>
      <text:p text:style-name="Text_20_body"> </text:p>
      <text:p text:style-name="Text_20_body">h. Le nouveau responsable qualité souhaite que l'on fasse un test permettant de faire la différence avec un taux de déchet de 8% avec des risques alpha et Beta de 5%. Calculer la taille du prélèvement pour satisfaire ce test.</text:p>
      <text:p text:style-name="Text_20_body"> </text:p>
      <text:p text:style-name="P1">Exercice 4.</text:p>
      <text:p text:style-name="Text_20_body"> </text:p>
      <text:p text:style-name="Text_20_body">La durée vie nominale d'un roulement à 90 % est de 5000 heures (la fiabilité est à t=5000 h est de 0,9, ou encore : la proportion PI de pièces défaillantes à t=5000 heures est de 10%)</text:p>
      <text:p text:style-name="Text_20_body"> </text:p>
      <text:p text:style-name="Text_20_body">On veut arriver à une conclusion en testant le moins possible de roulements (test destructif).</text:p>
      <text:p text:style-name="Text_20_body"> </text:p>
      <text:p text:style-name="Text_20_body"><text:soft-page-break/>On teste un roulement, il est bon. On continue le test</text:p>
      <text:p text:style-name="Text_20_body">On teste un deuxième roulement, il est bon, on continue.</text:p>
      <text:p text:style-name="Text_20_body">On continue ainsi jusqu'au 8 ième roulement qui est défaillant après 4000 heures de fonctionnement. Peut-on mettre en doute l'affirmation du fournisseur sur la fiabilité annonçée. </text:p>
      <text:p text:style-name="Text_20_body"> </text:p>
      <text:p text:style-name="Text_20_body">Si on veut s'assurer que la durée de vie nominale à 5000 heures soit au moins de 90 %, pouvez vous déterminer le nombre de roulement minimum à tester sans défaillance avec un seuil de confiance de 5%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0" meta:image-count="0" meta:object-count="0" meta:page-count="3" meta:paragraph-count="46" meta:word-count="703" meta:character-count="4018"/>
    <dc:date>2009-12-06T22:24:27.53</dc:date>
    <dc:creator>Franck OURION</dc:creator>
    <meta:editing-duration>PT02H02M01S</meta:editing-duration>
    <meta:editing-cycles>1</meta:editing-cycles>
    <meta:generator>OpenOffice.org/3.1$Win32 OpenOffice.org_project/310m19$Build-9420</meta:generator>
  </office:meta>
</office:document-meta>
</file>